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.: <text:tab/>Hvad der skal ske?</text:p>
      <text:p text:style-name="Standard"/>
      <text:p text:style-name="Standard">00-05 – Præsentation af dig selv og datalab. Formål med undervisnig: at opnå kendskab til DH <text:tab/>gennem eksempler på brugen af digitaliserede dramaer <text:s/></text:p>
      <text:p text:style-name="Standard">05-15 – Dracor. Præsentation. Eksempel på kreativt brug af opmærkede dramaer: <text:a xlink:type="simple" xlink:href="https://dracor.org/" text:style-name="Internet_20_link" text:visited-style-name="Visited_20_Internet_20_Link">https://dracor.org/</text:a></text:p>
      <text:p text:style-name="Standard"><text:tab/>Vis corpora, netværksgrafer, en tei opmærket fil. </text:p>
      <text:p text:style-name="Standard"/>
      <text:p text:style-name="Standard">15-20 – Hvordan / hvorfor er det muligt at lave grafer fra dramaer? </text:p>
      <text:list xml:id="list7062950174905893857" text:style-name="L1">
        <text:list-item>
          <text:list>
            <text:list-item>
              <text:p text:style-name="P1"><text:a xlink:type="simple" xlink:href="http://holbergsskrifter.dk/holberg-public/view?docId=adm/main.xml&amp;lang.set=dk" text:style-name="Internet_20_link" text:visited-style-name="Visited_20_Internet_20_Link">http://holbergsskrifter.dk/holberg-public/view?docId=adm/main.xml&amp;lang.set=dk</text:a></text:p>
            </text:list-item>
            <text:list-item>
              <text:p text:style-name="P1">XML fil : C:\Users\lakj\Desktop\DH Teaterhistorie\Holbergs_comedies\1723_kandstøber.xml </text:p>
            </text:list-item>
            <text:list-item>
              <text:p text:style-name="P1">Notebook</text:p>
            </text:list-item>
          </text:list>
        </text:list-item>
      </text:list>
      <text:p text:style-name="Standard">20-35 – Voyant. Nær og fjernlæsning.</text:p>
      <text:p text:style-name="Standard"><text:tab/>Præsentation: Spyral Noteboook: <text:a xlink:type="simple" xlink:href="https://voyant-tools.org/spyral/lrskjr@gh/oKUoDC/" text:style-name="Internet_20_link" text:visited-style-name="Visited_20_Internet_20_Link">https://voyant-tools.org/spyral/lrskjr@gh/oKUoDC/</text:a> </text:p>
      <text:p text:style-name="Standard"><text:tab/>Tekstsamlinger: </text:p>
      <text:p text:style-name="Standard"><text:tab/><text:tab/>Kandestøberen. Fem akter: <text:s/><text:a xlink:type="simple" xlink:href="https://bit.ly/lh_akter" text:style-name="Internet_20_link" text:visited-style-name="Visited_20_Internet_20_Link">https://bit.ly/lh_akter</text:a> </text:p>
      <text:p text:style-name="Standard"><text:tab/><text:tab/>Karakterernes replikker: <text:a xlink:type="simple" xlink:href="https://bit.ly/kandest_roller" text:style-name="Internet_20_link" text:visited-style-name="Visited_20_Internet_20_Link">https://bit.ly/kandest_roller</text:a> </text:p>
      <text:p text:style-name="Standard"><text:tab/>Stopord: <text:a xlink:type="simple" xlink:href="https://raw.githubusercontent.com/KUBDatalab/datasets/main/da_18c_stopwords_holberg.txt" text:style-name="Internet_20_link" text:visited-style-name="Visited_20_Internet_20_Link">https://raw.githubusercontent.com/KUBDatalab/datasets/main/da_18c_stopwords_holberg.txt</text:a> </text:p>
      <text:p text:style-name="Standard"/>
      <text:p text:style-name="Standard">35–45 Spørgsmål? F.eks. omkring DH, No code / Python. Holbergs Skrifter online</text:p>
      <text:p text:style-name="Standard"><text:s/></text:p>
      <text:p text:style-name="Standard">Slu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3M46S</meta:editing-duration>
    <meta:editing-cycles>7</meta:editing-cycles>
    <meta:generator>OpenOffice/4.1.14$Win32 OpenOffice.org_project/4114m1$Build-9811</meta:generator>
    <dc:date>2024-02-07T00:23:14.79</dc:date>
    <dc:creator>Lars Kjær</dc:creator>
    <meta:document-statistic meta:table-count="0" meta:image-count="0" meta:object-count="0" meta:page-count="1" meta:paragraph-count="17" meta:word-count="103" meta:character-count="992"/>
    <meta:user-defined meta:name="Info 1"/>
    <meta:user-defined meta:name="Info 2"/>
    <meta:user-defined meta:name="Info 3"/>
    <meta:user-defined meta:name="Info 4"/>
  </office:meta>
</office:document-meta>
</file>